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fill-color="#ff0000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2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197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1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7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267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801cm" svg:y1="1.101cm" svg:x2="5.6cm" svg:y2="2.4cm">
          <text:p/>
        </draw:line>
        <draw:line draw:style-name="gr1" draw:text-style-name="P1" draw:layer="layout" svg:x1="6.4cm" svg:y1="1.1cm" svg:x2="5.601cm" svg:y2="2.401cm">
          <text:p/>
        </draw:line>
        <draw:line draw:style-name="gr1" draw:text-style-name="P1" draw:layer="layout" svg:x1="0.9cm" svg:y1="1.1cm" svg:x2="2.4cm" svg:y2="1.1cm">
          <text:p/>
        </draw:line>
        <draw:circle draw:style-name="gr2" draw:text-style-name="P1" draw:layer="layout" svg:width="0.4cm" svg:height="0.4cm" svg:x="0.6cm" svg:y="0.9cm">
          <text:p/>
        </draw:circle>
        <draw:circle draw:style-name="gr2" draw:text-style-name="P1" draw:layer="layout" svg:width="0.4cm" svg:height="0.4cm" svg:x="2.3cm" svg:y="0.9cm">
          <text:p/>
        </draw:circle>
        <draw:frame draw:style-name="gr3" draw:text-style-name="P2" draw:layer="layout" svg:width="1.023cm" svg:height="0.725cm" svg:x="0.177cm" svg:y="0.175cm">
          <draw:text-box>
            <text:p><text:span text:style-name="T1">V0</text:span></text:p>
          </draw:text-box>
        </draw:frame>
        <draw:frame draw:style-name="gr3" draw:text-style-name="P2" draw:layer="layout" svg:width="1.023cm" svg:height="0.725cm" svg:x="2.077cm" svg:y="0.2cm">
          <draw:text-box>
            <text:p><text:span text:style-name="T1">V1</text:span></text:p>
          </draw:text-box>
        </draw:frame>
        <draw:rect draw:style-name="gr4" draw:text-style-name="P1" draw:layer="layout" svg:width="0.1cm" svg:height="0.4cm" svg:x="2cm" svg:y="0.9cm">
          <text:p/>
        </draw:rect>
        <draw:rect draw:style-name="gr4" draw:text-style-name="P1" draw:layer="layout" svg:width="0.1cm" svg:height="0.4cm" svg:x="1.6cm" svg:y="0.9cm">
          <text:p/>
        </draw:rect>
        <draw:rect draw:style-name="gr4" draw:text-style-name="P1" draw:layer="layout" svg:width="0.1cm" svg:height="0.4cm" svg:x="1.2cm" svg:y="0.9cm">
          <text:p/>
        </draw:rect>
        <draw:frame draw:style-name="gr5" draw:layer="layout" svg:width="0.697cm" svg:height="0.64cm" svg:x="1.703cm" svg:y="1.3cm">
          <draw:text-box>
            <text:p><text:span text:style-name="T2">0</text:span></text:p>
          </draw:text-box>
        </draw:frame>
        <draw:frame draw:style-name="gr5" draw:layer="layout" svg:width="0.697cm" svg:height="0.64cm" svg:x="1.303cm" svg:y="1.3cm">
          <draw:text-box>
            <text:p><text:span text:style-name="T2">1</text:span></text:p>
          </draw:text-box>
        </draw:frame>
        <draw:frame draw:style-name="gr5" draw:layer="layout" svg:width="0.697cm" svg:height="0.64cm" svg:x="0.9cm" svg:y="1.3cm">
          <draw:text-box>
            <text:p><text:span text:style-name="T2">2</text:span></text:p>
          </draw:text-box>
        </draw:frame>
        <draw:line draw:style-name="gr1" draw:text-style-name="P1" draw:layer="layout" svg:x1="4.801cm" svg:y1="1.101cm" svg:x2="6.301cm" svg:y2="1.101cm">
          <text:p/>
        </draw:line>
        <draw:circle draw:style-name="gr2" draw:text-style-name="P1" draw:layer="layout" svg:width="0.4cm" svg:height="0.4cm" svg:x="4.501cm" svg:y="0.901cm">
          <text:p/>
        </draw:circle>
        <draw:circle draw:style-name="gr2" draw:text-style-name="P1" draw:layer="layout" svg:width="0.4cm" svg:height="0.4cm" svg:x="6.201cm" svg:y="0.901cm">
          <text:p/>
        </draw:circle>
        <draw:frame draw:style-name="gr3" draw:text-style-name="P2" draw:layer="layout" svg:width="1.023cm" svg:height="0.725cm" svg:x="4.078cm" svg:y="0.176cm">
          <draw:text-box>
            <text:p><text:span text:style-name="T1">V0</text:span></text:p>
          </draw:text-box>
        </draw:frame>
        <draw:frame draw:style-name="gr3" draw:text-style-name="P2" draw:layer="layout" svg:width="1.023cm" svg:height="0.725cm" svg:x="5.978cm" svg:y="0.201cm">
          <draw:text-box>
            <text:p><text:span text:style-name="T1">V1</text:span></text:p>
          </draw:text-box>
        </draw:frame>
        <draw:circle draw:style-name="gr2" draw:text-style-name="P1" draw:layer="layout" svg:width="0.4cm" svg:height="0.4cm" svg:x="5.4cm" svg:y="2.2cm">
          <text:p/>
        </draw:circle>
        <draw:frame draw:style-name="gr3" draw:text-style-name="P2" draw:layer="layout" svg:width="1.023cm" svg:height="0.725cm" svg:x="5.3cm" svg:y="2.5cm">
          <draw:text-box>
            <text:p><text:span text:style-name="T1">V2</text:span></text:p>
          </draw:text-box>
        </draw:frame>
        <draw:circle draw:style-name="gr6" draw:text-style-name="P3" draw:layer="layout" svg:width="0.2cm" svg:height="0.2cm" svg:x="5.7cm" svg:y="1.5cm">
          <text:p text:style-name="P1"><text:span text:style-name="T3">1</text:span></text:p>
        </draw:circle>
        <draw:circle draw:style-name="gr6" draw:text-style-name="P3" draw:layer="layout" svg:width="0.2cm" svg:height="0.2cm" svg:x="5.3cm" svg:y="1.5cm">
          <text:p text:style-name="P1"><text:span text:style-name="T3">3</text:span></text:p>
        </draw:circle>
        <draw:circle draw:style-name="gr6" draw:text-style-name="P3" draw:layer="layout" svg:width="0.2cm" svg:height="0.2cm" svg:x="5.5cm" svg:y="1.2cm">
          <text:p text:style-name="P1"><text:span text:style-name="T3">4</text:span></text:p>
        </draw:circle>
        <draw:circle draw:style-name="gr6" draw:text-style-name="P3" draw:layer="layout" svg:width="0.2cm" svg:height="0.2cm" svg:x="5.1cm" svg:y="1.2cm">
          <text:p text:style-name="P1"><text:span text:style-name="T3">5</text:span></text:p>
        </draw:circle>
        <draw:circle draw:style-name="gr4" draw:text-style-name="P1" draw:layer="layout" svg:width="0.2cm" svg:height="0.2cm" svg:x="5.9cm" svg:y="1.2cm">
          <text:p/>
        </draw:circle>
        <draw:circle draw:style-name="gr6" draw:text-style-name="P3" draw:layer="layout" svg:width="0.2cm" svg:height="0.2cm" svg:x="5.5cm" svg:y="1.9cm">
          <text:p text:style-name="P1"><text:span text:style-name="T3">0</text:span></text:p>
        </draw:circle>
        <draw:frame draw:style-name="gr7" draw:text-style-name="P4" draw:layer="layout" svg:width="0.68cm" svg:height="0.603cm" svg:x="5.7cm" svg:y="1cm">
          <draw:text-box>
            <text:p><text:span text:style-name="T3">2</text:span></text:p>
          </draw:text-box>
        </draw:frame>
        <draw:frame draw:style-name="gr8" draw:text-style-name="P5" draw:layer="layout" svg:width="1.979cm" svg:height="0.963cm" svg:x="0.7cm" svg:y="3.413cm">
          <draw:text-box>
            <text:p text:style-name="P5">Edge</text:p>
          </draw:text-box>
        </draw:frame>
        <draw:frame draw:style-name="gr9" draw:text-style-name="P5" draw:layer="layout" svg:width="2.767cm" svg:height="0.963cm" svg:x="4.6cm" svg:y="3.513cm">
          <draw:text-box>
            <text:p text:style-name="P5">Triang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13cm" fo:margin-bottom="0cm" fo:margin-left="0cm" fo:margin-right="0cm" fo:page-width="8cm" fo:page-height="4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rvé Delingette</meta:initial-creator>
    <meta:creation-date>2014-02-12T09:15:00.47</meta:creation-date>
    <dc:date>2015-07-21T09:47:03.54</dc:date>
    <dc:creator>Herve Delingette</dc:creator>
    <meta:editing-duration>PT4M46S</meta:editing-duration>
    <meta:editing-cycles>2</meta:editing-cycles>
    <meta:generator>OpenOffice/4.1.1$Win32 OpenOffice.org_project/411m6$Build-9775</meta:generator>
    <meta:document-statistic meta:object-count="29"/>
  </office:meta>
</office:document-meta>
</file>